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17dad5"/>
    </style:style>
    <style:style style:name="P2" style:family="paragraph" style:parent-style-name="Text_20_body" style:list-style-name="L2"/>
    <style:style style:name="P3" style:family="paragraph" style:parent-style-name="Text_20_body" style:list-style-name="L2">
      <style:text-properties officeooo:paragraph-rsid="002706bf"/>
    </style:style>
    <style:style style:name="P4" style:family="paragraph" style:parent-style-name="Text_20_body" style:list-style-name="L2">
      <style:text-properties officeooo:paragraph-rsid="00340ac9"/>
    </style:style>
    <style:style style:name="P5" style:family="paragraph" style:parent-style-name="Text_20_body" style:list-style-name="L1">
      <style:text-properties officeooo:rsid="0017dad5" officeooo:paragraph-rsid="0017dad5"/>
    </style:style>
    <style:style style:name="P6" style:family="paragraph" style:parent-style-name="Text_20_body" style:list-style-name="L1">
      <style:text-properties officeooo:rsid="001e63ca" officeooo:paragraph-rsid="001e63ca"/>
    </style:style>
    <style:style style:name="T1" style:family="text">
      <style:text-properties officeooo:rsid="0017943b"/>
    </style:style>
    <style:style style:name="T2" style:family="text">
      <style:text-properties officeooo:rsid="00197c1a"/>
    </style:style>
    <style:style style:name="T3" style:family="text">
      <style:text-properties officeooo:rsid="001a3080"/>
    </style:style>
    <style:style style:name="T4" style:family="text">
      <style:text-properties fo:font-weight="bold" style:font-weight-asian="bold" style:font-weight-complex="bold"/>
    </style:style>
    <style:style style:name="T5" style:family="text">
      <style:text-properties fo:font-weight="bold" officeooo:rsid="00340ac9"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a50d0" style:font-weight-asian="normal" style:font-weight-complex="normal"/>
    </style:style>
    <style:style style:name="T8" style:family="text">
      <style:text-properties fo:font-weight="normal" officeooo:rsid="0025bff9" style:font-weight-asian="normal" style:font-weight-complex="normal"/>
    </style:style>
    <style:style style:name="T9" style:family="text">
      <style:text-properties officeooo:rsid="00204f81"/>
    </style:style>
    <style:style style:name="T10" style:family="text">
      <style:text-properties officeooo:rsid="002706bf"/>
    </style:style>
    <style:style style:name="T11" style:family="text">
      <style:text-properties officeooo:rsid="00288ce2"/>
    </style:style>
    <style:style style:name="T12" style:family="text">
      <style:text-properties officeooo:rsid="002bbd00"/>
    </style:style>
    <style:style style:name="T13" style:family="text">
      <style:text-properties officeooo:rsid="002d09e5"/>
    </style:style>
    <style:style style:name="T14" style:family="text">
      <style:text-properties officeooo:rsid="002d1cf6"/>
    </style:style>
    <style:style style:name="T15" style:family="text">
      <style:text-properties officeooo:rsid="00300f09"/>
    </style:style>
    <style:style style:name="T16" style:family="text">
      <style:text-properties officeooo:rsid="00340ac9"/>
    </style:style>
    <style:style style:name="T17" style:family="text">
      <style:text-properties officeooo:rsid="0037f56e"/>
    </style:style>
    <style:style style:name="T18" style:family="text">
      <style:text-properties officeooo:rsid="00388692"/>
    </style:style>
    <style:style style:name="T19" style:family="text">
      <style:text-properties officeooo:rsid="003b025d"/>
    </style:style>
    <style:style style:name="T20" style:family="text">
      <style:text-properties officeooo:rsid="003f6773"/>
    </style:style>
    <style:style style:name="T21" style:family="text">
      <style:text-properties officeooo:rsid="0046895e"/>
    </style:style>
    <style:style style:name="T22" style:family="text">
      <style:text-properties officeooo:rsid="00492cb1"/>
    </style:style>
    <style:style style:name="T23" style:family="text">
      <style:text-properties officeooo:rsid="004ede65"/>
    </style:style>
    <style:style style:name="T24" style:family="text">
      <style:text-properties officeooo:rsid="0054d3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5:13-20</text:h>
      <text:h text:style-name="Heading_20_2" text:outline-level="2"><text:bookmark text:name="en-GNT-26294"/>Salt and Light <text:span text:style-name="T1">(13-16)</text:span></text:h>
      <text:list xml:id="list4211103869" text:style-name="L1">
        <text:list-item>
          <text:p text:style-name="P1">“You are like salt for the whole human race. But if salt loses its saltiness, there is no way to make it salty again. It has become worthless, so it is thrown out and people trample on it.<text:bookmark text:name="en-GNT-26295"/> “You are like light for the whole world. A city built on a hill cannot be hid. No one lights a lamp and puts it under a bowl; instead it is put on the lampstand, where it gives light for everyone in the house. <text:bookmark text:name="en-GNT-26297"/>In the same way your light must shine before people, so that they will see the good things you do and praise your Father in heaven.</text:p>
        </text:list-item>
        <text:list-item>
          <text:p text:style-name="P5">Salt adds flavour, it preserves and <text:span text:style-name="T9">has </text:span>other functions. We also have our functions or talents <text:span text:style-name="T2">as humans</text:span>, let’s use them for the good enhancement of the world. <text:span text:style-name="T3">If we lose our ability to add flavour to the world we won’t regain that ability again. As an example, Hitler and other evil leaders lost their saltiness and they couldn’t regain it ever. Whatever they try to do no one trust it and want to associate with it. </text:span><text:span text:style-name="T7">Hence, if we do evil and lose our saltiness, it’s gone for good.</text:span></text:p>
        </text:list-item>
        <text:list-item>
          <text:p text:style-name="P6"><text:span text:style-name="T7">W</text:span><text:span text:style-name="T6">e’re the light of the world and we should shine bright so that those in the dark may see. When they see they can also shine their light and the Lord </text:span><text:span text:style-name="T8">God </text:span><text:span text:style-name="T6">should be praise</text:span><text:span text:style-name="T8">d</text:span><text:span text:style-name="T6"> in all that.</text:span></text:p>
        </text:list-item>
      </text:list>
      <text:h text:style-name="Heading_20_2" text:outline-level="2"><text:bookmark text:name="en-GNT-26298"/>Teaching about the Law <text:span text:style-name="T1">(17-20)</text:span></text:h>
      <text:list xml:id="list2305879120" text:style-name="L2">
        <text:list-item>
          <text:p text:style-name="P2">“Do not think that I have come to do away with the Law of Moses and the teachings of the prophets. I have not come to do away with them, but to make their teachings come tru<text:bookmark text:name="en-GNT-26299"/>e. Remember that as long as heaven and earth last, not the least point nor the smallest detail of the Law will be done away with—not until the end of all things.<text:bookmark text:name="en-GNT-26300"/> So then, whoever disobeys even the least important of the commandments and teaches others to do the same, will be least in the Kingdom of heaven. On the other hand, whoever obeys the Law and teaches others to do the same, will be great in the Kingdom of heaven. <text:bookmark text:name="en-GNT-26301"/>I tell you, then, that you will be able to enter the Kingdom of heaven only if you are more faithful than the teachers of the Law and the Pharisees in doing what God requires.</text:p>
        </text:list-item>
        <text:list-item>
          <text:p text:style-name="P3"><text:span text:style-name="T10">The law of Moses should be obeyed except some like an eye for and eye and others alike. </text:span><text:span text:style-name="T11">The law of Moses includes the 10 commandment and others given to the Isrealites. </text:span><text:span text:style-name="T12">Jesus did not come to do away with th</text:span><text:span text:style-name="T13">is </text:span><text:span text:style-name="T12">law </text:span><text:span text:style-name="T20">but to introduce faith</text:span><text:span text:style-name="T12">. </text:span><text:span text:style-name="T13">In addition to the law </text:span><text:span text:style-name="T14">of Moses</text:span><text:span text:style-name="T13">, we need faith. This fait</text:span><text:span text:style-name="T15">h will allows us to enter the kingdom of heaven more that obedience to the law of Moses. </text:span><text:span text:style-name="T21">Don’t get it twisted here, both </text:span><text:span text:style-name="T22">the law and faith </text:span><text:span text:style-name="T21">should be adhered to.</text:span></text:p>
        </text:list-item>
        <text:list-item>
          <text:p text:style-name="P4"><text:span text:style-name="T16">From reading the book of Acts and Romans, I’ve come to realise that we humans are sinners even if we do our best not to sin. This desire not to sin pleases the Lord as mentioned in Matthew 5:6 </text:span><text:span text:style-name="T5">GNT VERSION</text:span><text:span text:style-name="T16">. </text:span><text:span text:style-name="T17">The law says, do not lie but we lie; because of that we are condemned according to the law. </text:span><text:span text:style-name="T18">Now faith has comes to the rescue; </text:span><text:span text:style-name="T23">where the law condemns us, faith saves us</text:span><text:span text:style-name="T18">. </text:span><text:span text:style-name="T19">As people of faith, we also are people obedie</text:span><text:span text:style-name="T24">nt</text:span><text:span text:style-name="T19"> to the law.</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07:58:40.804415587</meta:creation-date>
    <dc:date>2021-10-18T08:53:16.267207049</dc:date>
    <meta:editing-duration>PT54M27S</meta:editing-duration>
    <meta:editing-cycles>34</meta:editing-cycles>
    <meta:generator>LibreOffice/6.4.7.2$Linux_X86_64 LibreOffice_project/40$Build-2</meta:generator>
    <meta:document-statistic meta:table-count="0" meta:image-count="0" meta:object-count="0" meta:page-count="1" meta:paragraph-count="9" meta:word-count="582" meta:character-count="2930" meta:non-whitespace-character-count="2364"/>
  </office:meta>
</office:document-meta>
</file>